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5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8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0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cm" fo:min-width="0.1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56cm" fo:min-width="0.2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loext:graphic-properties draw:fill="solid" draw:fill-color="#ffffff"/>
      <style:text-properties style:font-name="Liberation Serif" fo:font-size="6pt"/>
    </style:style>
    <style:style style:name="P8" style:family="paragraph">
      <loext:graphic-properties draw:fill="solid" draw:fill-color="#000000"/>
      <style:text-properties style:font-name="Liberation Serif"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T1" style:family="text">
      <style:text-properties fo:color="#000000" style:font-name="Liberation Serif" fo:font-size="8pt" fo:text-shadow="none" fo:font-weight="bold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Liberation Serif" fo:font-size="6pt" style:font-size-asian="12pt" style:font-name-complex="Arial" style:font-size-complex="12pt"/>
    </style:style>
    <style:style style:name="T3" style:family="text">
      <style:text-properties fo:color="#1a1a1a" style:font-name="Liberation Serif" fo:font-size="6pt" style:font-size-asian="12pt" style:font-name-complex="Arial" style:font-size-complex="12pt"/>
    </style:style>
    <style:style style:name="T4" style:family="text">
      <style:text-properties fo:color="#000000" style:font-name="Liberation Serif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29cm" svg:height="0.319cm" svg:x="0.626cm" svg:y="0.054cm">
          <draw:text-box>
            <text:p text:style-name="P1"><text:span text:style-name="T1">Acceleration vs. CPU</text:span></text:p>
          </draw:text-box>
        </draw:frame>
        <draw:line draw:style-name="gr2" draw:text-style-name="P3" draw:layer="layout" svg:x1="1.107cm" svg:y1="3.486cm" svg:x2="4.275cm" svg:y2="3.486cm">
          <text:p/>
        </draw:line>
        <draw:line draw:style-name="gr3" draw:text-style-name="P3" draw:layer="layout" svg:x1="1.107cm" svg:y1="3.01cm" svg:x2="4.275cm" svg:y2="3.01cm">
          <text:p/>
        </draw:line>
        <draw:line draw:style-name="gr3" draw:text-style-name="P3" draw:layer="layout" svg:x1="1.107cm" svg:y1="2.524cm" svg:x2="4.275cm" svg:y2="2.524cm">
          <text:p/>
        </draw:line>
        <draw:line draw:style-name="gr3" draw:text-style-name="P3" draw:layer="layout" svg:x1="1.107cm" svg:y1="2.048cm" svg:x2="4.275cm" svg:y2="2.048cm">
          <text:p/>
        </draw:line>
        <draw:line draw:style-name="gr3" draw:text-style-name="P3" draw:layer="layout" svg:x1="1.107cm" svg:y1="1.562cm" svg:x2="4.275cm" svg:y2="1.562cm">
          <text:p/>
        </draw:line>
        <draw:line draw:style-name="gr3" draw:text-style-name="P3" draw:layer="layout" svg:x1="1.107cm" svg:y1="1.086cm" svg:x2="4.275cm" svg:y2="1.086cm">
          <text:p/>
        </draw:line>
        <draw:polygon draw:style-name="gr4" draw:text-style-name="P4" draw:layer="layout" svg:width="3.168cm" svg:height="0.009cm" svg:x="1.107cm" svg:y="3.325cm" svg:viewBox="0 0 3169 10" draw:points="0,0 3169,0 3169,10 0,10">
          <text:p/>
        </draw:polygon>
        <draw:polygon draw:style-name="gr4" draw:text-style-name="P4" draw:layer="layout" svg:width="3.168cm" svg:height="0.009cm" svg:x="1.107cm" svg:y="3.16cm" svg:viewBox="0 0 3169 10" draw:points="0,0 3169,0 3169,10 0,10">
          <text:p/>
        </draw:polygon>
        <draw:polygon draw:style-name="gr4" draw:text-style-name="P4" draw:layer="layout" svg:width="3.168cm" svg:height="0.009cm" svg:x="1.107cm" svg:y="2.839cm" svg:viewBox="0 0 3169 10" draw:points="0,0 3169,0 3169,10 0,10">
          <text:p/>
        </draw:polygon>
        <draw:polygon draw:style-name="gr4" draw:text-style-name="P4" draw:layer="layout" svg:width="3.168cm" svg:height="0.009cm" svg:x="1.107cm" svg:y="2.684cm" svg:viewBox="0 0 3169 10" draw:points="0,0 3169,0 3169,10 0,10">
          <text:p/>
        </draw:polygon>
        <draw:polygon draw:style-name="gr4" draw:text-style-name="P4" draw:layer="layout" svg:width="3.168cm" svg:height="0.009cm" svg:x="1.107cm" svg:y="2.364cm" svg:viewBox="0 0 3169 10" draw:points="0,0 3169,0 3169,10 0,10">
          <text:p/>
        </draw:polygon>
        <draw:polygon draw:style-name="gr4" draw:text-style-name="P4" draw:layer="layout" svg:width="3.168cm" svg:height="0.009cm" svg:x="1.107cm" svg:y="2.198cm" svg:viewBox="0 0 3169 10" draw:points="0,0 3169,0 3169,10 0,10">
          <text:p/>
        </draw:polygon>
        <draw:polygon draw:style-name="gr4" draw:text-style-name="P4" draw:layer="layout" svg:width="3.168cm" svg:height="0.009cm" svg:x="1.107cm" svg:y="1.878cm" svg:viewBox="0 0 3169 10" draw:points="0,0 3169,0 3169,10 0,10">
          <text:p/>
        </draw:polygon>
        <draw:polygon draw:style-name="gr4" draw:text-style-name="P4" draw:layer="layout" svg:width="3.168cm" svg:height="0.009cm" svg:x="1.107cm" svg:y="1.722cm" svg:viewBox="0 0 3169 10" draw:points="0,0 3169,0 3169,10 0,10">
          <text:p/>
        </draw:polygon>
        <draw:polygon draw:style-name="gr4" draw:text-style-name="P4" draw:layer="layout" svg:width="3.168cm" svg:height="0.009cm" svg:x="1.107cm" svg:y="1.402cm" svg:viewBox="0 0 3169 10" draw:points="0,0 3169,0 3169,10 0,10">
          <text:p/>
        </draw:polygon>
        <draw:polygon draw:style-name="gr4" draw:text-style-name="P4" draw:layer="layout" svg:width="3.168cm" svg:height="0.009cm" svg:x="1.107cm" svg:y="1.237cm" svg:viewBox="0 0 3169 10" draw:points="0,0 3169,0 3169,10 0,10">
          <text:p/>
        </draw:polygon>
        <draw:line draw:style-name="gr5" draw:text-style-name="P3" draw:layer="layout" svg:x1="1.107cm" svg:y1="3.486cm" svg:x2="1.107cm" svg:y2="1.086cm">
          <text:p/>
        </draw:line>
        <draw:path draw:style-name="gr4" draw:text-style-name="P4" draw:layer="layout" svg:width="0.307cm" svg:height="0.456cm" svg:x="1.44cm" svg:y="3.044cm" svg:viewBox="0 0 308 457" svg:d="M298 457h-288-10v-10-418h10-10c0-16 14-29 30-29v10-10h248v10-10c17 0 30 13 30 29h-10 10v418 10zM298 438v9h-9v-418c0-5-5-9-11-9h-248c-6 0-10 4-10 9v418h-10v-9z">
          <text:p/>
        </draw:path>
        <draw:path draw:style-name="gr6" draw:text-style-name="P5" draw:layer="layout" svg:width="0.287cm" svg:height="0.437cm" svg:x="1.45cm" svg:y="3.053cm" svg:viewBox="0 0 288 438" svg:d="M288 438h-288v-418c0-11 9-20 20-20h248c11 0 20 9 20 20z">
          <text:p/>
        </draw:path>
        <draw:path draw:style-name="gr4" draw:text-style-name="P4" draw:layer="layout" svg:width="0.307cm" svg:height="0.65cm" svg:x="2.384cm" svg:y="2.849cm" svg:viewBox="0 0 308 651" svg:d="M298 651h-288-10v-10-612h10-10c0-16 13-29 30-29v10-10h248v10-10c17 0 30 13 30 29h-10 10v612 10zM298 632v9h-10v-612c0-5-4-10-10-10h-248c-6 0-10 5-10 10v612h-10v-9z">
          <text:p/>
        </draw:path>
        <draw:path draw:style-name="gr6" draw:text-style-name="P5" draw:layer="layout" svg:width="0.287cm" svg:height="0.631cm" svg:x="2.393cm" svg:y="2.859cm" svg:viewBox="0 0 288 632" svg:d="M288 632h-288v-613c0-10 9-19 20-19h249c11 0 19 9 19 19z">
          <text:p/>
        </draw:path>
        <draw:path draw:style-name="gr4" draw:text-style-name="P4" draw:layer="layout" svg:width="0.307cm" svg:height="0.65cm" svg:x="3.327cm" svg:y="2.849cm" svg:viewBox="0 0 308 651" svg:d="M298 651h-288-10v-10-612h10-10c0-16 14-29 30-29v10-10h248v10-10c17 0 30 13 30 29h-10 10v612 10zM298 632v9h-10v-612c0-5-4-10-10-10h-248c-6 0-10 5-10 10v612h-10v-9z">
          <text:p/>
        </draw:path>
        <draw:path draw:style-name="gr6" draw:text-style-name="P5" draw:layer="layout" svg:width="0.287cm" svg:height="0.631cm" svg:x="3.337cm" svg:y="2.859cm" svg:viewBox="0 0 288 632" svg:d="M288 632h-288v-613c0-10 9-19 20-19h248c11 0 20 9 20 19z">
          <text:p/>
        </draw:path>
        <draw:path draw:style-name="gr4" draw:text-style-name="P4" draw:layer="layout" svg:width="0.307cm" svg:height="0.796cm" svg:x="1.748cm" svg:y="2.703cm" svg:viewBox="0 0 308 797" svg:d="M298 797h-288-10v-10-758h10-10c0-16 13-29 30-29v10-10h248v10-10c17 0 30 13 30 29h-10 10v758 10zM298 778v9h-10v-758c0-5-4-9-10-9h-248c-6 0-10 4-10 9v758h-10v-9z">
          <text:p/>
        </draw:path>
        <draw:path draw:style-name="gr7" draw:text-style-name="P6" draw:layer="layout" svg:width="0.287cm" svg:height="0.776cm" svg:x="1.758cm" svg:y="2.713cm" svg:viewBox="0 0 288 777" svg:d="M288 777h-288v-758c0-10 9-19 20-19h249c11 0 19 9 19 19z">
          <text:p/>
        </draw:path>
        <draw:path draw:style-name="gr4" draw:text-style-name="P4" draw:layer="layout" svg:width="0.307cm" svg:height="2.35cm" svg:x="2.691cm" svg:y="1.149cm" svg:viewBox="0 0 308 2351" svg:d="M298 2351h-288-10v-9-2313h10-10c0-16 14-29 30-29v10-10h248v10-10c17 0 30 13 30 29h-10 10v2313 9zM298 2332v10h-9v-2313c0-5-5-9-11-9h-248c-6 0-10 4-10 9v2313h-10v-10z">
          <text:p/>
        </draw:path>
        <draw:path draw:style-name="gr7" draw:text-style-name="P6" draw:layer="layout" svg:width="0.287cm" svg:height="2.331cm" svg:x="2.702cm" svg:y="1.159cm" svg:viewBox="0 0 288 2332" svg:d="M288 2332h-288v-2312c0-11 9-20 20-20h248c11 0 20 9 20 20z">
          <text:p/>
        </draw:path>
        <draw:path draw:style-name="gr4" draw:text-style-name="P4" draw:layer="layout" svg:width="0.307cm" svg:height="2.302cm" svg:x="3.635cm" svg:y="1.198cm" svg:viewBox="0 0 308 2303" svg:d="M298 2303h-288-10v-10-2264h10-10c0-16 13-29 30-29v10-10h248v10-10c17 0 30 13 30 29h-10 10v2264 10zM298 2284v9h-10v-2264c0-5-4-9-10-9h-248c-6 0-10 4-10 9v2264h-10v-9z">
          <text:p/>
        </draw:path>
        <draw:path draw:style-name="gr7" draw:text-style-name="P6" draw:layer="layout" svg:width="0.287cm" svg:height="2.282cm" svg:x="3.645cm" svg:y="1.207cm" svg:viewBox="0 0 288 2283" svg:d="M288 2283h-288v-2264c0-10 9-19 20-19h249c11 0 19 9 19 19z">
          <text:p/>
        </draw:path>
        <draw:line draw:style-name="gr5" draw:text-style-name="P3" draw:layer="layout" svg:x1="1.078cm" svg:y1="3.33cm" svg:x2="1.137cm" svg:y2="3.33cm">
          <text:p/>
        </draw:line>
        <draw:line draw:style-name="gr5" draw:text-style-name="P3" draw:layer="layout" svg:x1="1.078cm" svg:y1="3.165cm" svg:x2="1.137cm" svg:y2="3.165cm">
          <text:p/>
        </draw:line>
        <draw:line draw:style-name="gr5" draw:text-style-name="P3" draw:layer="layout" svg:x1="1.078cm" svg:y1="2.844cm" svg:x2="1.137cm" svg:y2="2.844cm">
          <text:p/>
        </draw:line>
        <draw:line draw:style-name="gr5" draw:text-style-name="P3" draw:layer="layout" svg:x1="1.078cm" svg:y1="2.689cm" svg:x2="1.137cm" svg:y2="2.689cm">
          <text:p/>
        </draw:line>
        <draw:line draw:style-name="gr5" draw:text-style-name="P3" draw:layer="layout" svg:x1="1.078cm" svg:y1="2.368cm" svg:x2="1.137cm" svg:y2="2.368cm">
          <text:p/>
        </draw:line>
        <draw:line draw:style-name="gr5" draw:text-style-name="P3" draw:layer="layout" svg:x1="1.078cm" svg:y1="2.203cm" svg:x2="1.137cm" svg:y2="2.203cm">
          <text:p/>
        </draw:line>
        <draw:line draw:style-name="gr5" draw:text-style-name="P3" draw:layer="layout" svg:x1="1.078cm" svg:y1="1.882cm" svg:x2="1.137cm" svg:y2="1.882cm">
          <text:p/>
        </draw:line>
        <draw:line draw:style-name="gr5" draw:text-style-name="P3" draw:layer="layout" svg:x1="1.078cm" svg:y1="1.727cm" svg:x2="1.137cm" svg:y2="1.727cm">
          <text:p/>
        </draw:line>
        <draw:line draw:style-name="gr5" draw:text-style-name="P3" draw:layer="layout" svg:x1="1.078cm" svg:y1="1.407cm" svg:x2="1.137cm" svg:y2="1.407cm">
          <text:p/>
        </draw:line>
        <draw:line draw:style-name="gr5" draw:text-style-name="P3" draw:layer="layout" svg:x1="1.078cm" svg:y1="1.241cm" svg:x2="1.137cm" svg:y2="1.241cm">
          <text:p/>
        </draw:line>
        <draw:line draw:style-name="gr5" draw:text-style-name="P3" draw:layer="layout" svg:x1="1.048cm" svg:y1="3.486cm" svg:x2="1.167cm" svg:y2="3.486cm">
          <text:p/>
        </draw:line>
        <draw:line draw:style-name="gr5" draw:text-style-name="P3" draw:layer="layout" svg:x1="1.048cm" svg:y1="3.01cm" svg:x2="1.167cm" svg:y2="3.01cm">
          <text:p/>
        </draw:line>
        <draw:line draw:style-name="gr5" draw:text-style-name="P3" draw:layer="layout" svg:x1="1.048cm" svg:y1="2.524cm" svg:x2="1.167cm" svg:y2="2.524cm">
          <text:p/>
        </draw:line>
        <draw:line draw:style-name="gr5" draw:text-style-name="P3" draw:layer="layout" svg:x1="1.048cm" svg:y1="2.048cm" svg:x2="1.167cm" svg:y2="2.048cm">
          <text:p/>
        </draw:line>
        <draw:line draw:style-name="gr5" draw:text-style-name="P3" draw:layer="layout" svg:x1="1.048cm" svg:y1="1.562cm" svg:x2="1.167cm" svg:y2="1.562cm">
          <text:p/>
        </draw:line>
        <draw:line draw:style-name="gr5" draw:text-style-name="P3" draw:layer="layout" svg:x1="1.048cm" svg:y1="1.086cm" svg:x2="1.167cm" svg:y2="1.086cm">
          <text:p/>
        </draw:line>
        <draw:path draw:style-name="gr8" draw:text-style-name="P3" draw:layer="layout" svg:width="0.221cm" svg:height="0.085cm" svg:x="1.4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9" draw:text-style-name="P7" draw:layer="layout" svg:width="0.221cm" svg:height="0.085cm" svg:x="1.4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0" draw:text-style-name="P3" draw:layer="layout" svg:width="0.27cm" svg:height="0.085cm" svg:x="2.3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1" draw:text-style-name="P8" draw:layer="layout" svg:width="0.27cm" svg:height="0.085cm" svg:x="2.3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0" draw:text-style-name="P3" draw:layer="layout" svg:width="0.287cm" svg:height="0.084cm" svg:x="3.3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1" draw:text-style-name="P8" draw:layer="layout" svg:width="0.287cm" svg:height="0.084cm" svg:x="3.3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0" draw:text-style-name="P3" draw:layer="layout" svg:width="0.27cm" svg:height="0.085cm" svg:x="1.7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1" draw:text-style-name="P8" draw:layer="layout" svg:width="0.27cm" svg:height="0.085cm" svg:x="1.7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0" draw:text-style-name="P3" draw:layer="layout" svg:width="0.295cm" svg:height="0.085cm" svg:x="2.6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1" draw:text-style-name="P8" draw:layer="layout" svg:width="0.295cm" svg:height="0.085cm" svg:x="2.6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0" draw:text-style-name="P3" draw:layer="layout" svg:width="0.295cm" svg:height="0.085cm" svg:x="3.6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path draw:style-name="gr11" draw:text-style-name="P8" draw:layer="layout" svg:width="0.295cm" svg:height="0.085cm" svg:x="3.6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frame draw:style-name="gr12" draw:text-style-name="P9" draw:layer="layout" svg:width="0.108cm" svg:height="0.26cm" svg:x="0.861cm" svg:y="3.372cm">
          <draw:text-box>
            <text:p text:style-name="P1"><text:span text:style-name="T2">0</text:span></text:p>
          </draw:text-box>
        </draw:frame>
        <draw:frame draw:style-name="gr13" draw:text-style-name="P9" draw:layer="layout" svg:width="0.214cm" svg:height="0.239cm" svg:x="0.791cm" svg:y="2.89cm">
          <draw:text-box>
            <text:p text:style-name="P1"><text:span text:style-name="T2">10</text:span></text:p>
          </draw:text-box>
        </draw:frame>
        <draw:frame draw:style-name="gr13" draw:text-style-name="P9" draw:layer="layout" svg:width="0.214cm" svg:height="0.239cm" svg:x="0.791cm" svg:y="2.409cm">
          <draw:text-box>
            <text:p text:style-name="P1"><text:span text:style-name="T2">20</text:span></text:p>
          </draw:text-box>
        </draw:frame>
        <draw:frame draw:style-name="gr13" draw:text-style-name="P9" draw:layer="layout" svg:width="0.214cm" svg:height="0.239cm" svg:x="0.791cm" svg:y="1.927cm">
          <draw:text-box>
            <text:p text:style-name="P1"><text:span text:style-name="T2">30</text:span></text:p>
          </draw:text-box>
        </draw:frame>
        <draw:frame draw:style-name="gr13" draw:text-style-name="P9" draw:layer="layout" svg:width="0.214cm" svg:height="0.239cm" svg:x="0.791cm" svg:y="1.446cm">
          <draw:text-box>
            <text:p text:style-name="P1"><text:span text:style-name="T2">40</text:span></text:p>
          </draw:text-box>
        </draw:frame>
        <draw:frame draw:style-name="gr14" draw:text-style-name="P9" draw:layer="layout" svg:width="0.214cm" svg:height="0.256cm" svg:x="0.791cm" svg:y="0.963cm">
          <draw:text-box>
            <text:p text:style-name="P1"><text:span text:style-name="T2">50</text:span></text:p>
          </draw:text-box>
        </draw:frame>
        <draw:path draw:style-name="gr6" draw:text-style-name="P5" draw:layer="layout" svg:width="0.118cm" svg:height="0.132cm" svg:x="1.06cm" svg:y="0.556cm" svg:viewBox="0 0 119 133" svg:d="M0 11c0-6 5-11 10-11h100c5 0 9 5 9 11v111c0 6-4 11-9 11h-100c-5 0-10-5-10-11z">
          <text:p/>
        </draw:path>
        <draw:path draw:style-name="gr7" draw:text-style-name="P6" draw:layer="layout" svg:width="0.118cm" svg:height="0.105cm" svg:x="2.972cm" svg:y="0.556cm" svg:viewBox="0 0 119 106" svg:d="M0 9c0-5 5-9 10-9h100c5 0 9 4 9 9v88c0 5-4 9-9 9h-100c-5 0-10-4-10-9z">
          <text:p/>
        </draw:path>
        <draw:frame draw:style-name="gr15" draw:text-style-name="P9" draw:layer="layout" svg:width="1.23cm" svg:height="0.239cm" svg:x="1.205cm" svg:y="0.501cm">
          <draw:text-box>
            <text:p text:style-name="P1"><text:span text:style-name="T3">Floating-Point</text:span></text:p>
          </draw:text-box>
        </draw:frame>
        <draw:frame draw:style-name="gr16" draw:text-style-name="P9" draw:layer="layout" svg:width="1.217cm" svg:height="0.239cm" svg:x="3.114cm" svg:y="0.485cm">
          <draw:text-box>
            <text:p text:style-name="P1"><text:span text:style-name="T3">Hybrid-Float6</text:span></text:p>
          </draw:text-box>
        </draw:frame>
        <draw:frame draw:style-name="gr17" draw:text-style-name="P10" draw:layer="layout" svg:width="0.37cm" svg:height="0.187cm" svg:x="1.54cm" svg:y="3.606cm">
          <draw:text-box>
            <text:p text:style-name="P1"><text:span text:style-name="T4">Conv</text:span><text:span text:style-name="T5">A</text:span></text:p>
          </draw:text-box>
        </draw:frame>
        <draw:frame draw:style-name="gr18" draw:text-style-name="P10" draw:layer="layout" svg:width="0.366cm" svg:height="0.187cm" svg:x="2.49cm" svg:y="3.605cm">
          <draw:text-box>
            <text:p text:style-name="P1"><text:span text:style-name="T4">Conv</text:span><text:span text:style-name="T5">B</text:span></text:p>
          </draw:text-box>
        </draw:frame>
        <draw:frame draw:style-name="gr18" draw:text-style-name="P10" draw:layer="layout" svg:width="0.366cm" svg:height="0.187cm" svg:x="3.463cm" svg:y="3.605cm">
          <draw:text-box>
            <text:p text:style-name="P1"><text:span text:style-name="T4">Conv</text:span><text:span text:style-name="T5">C</text:span></text:p>
          </draw:text-box>
        </draw:frame>
        <draw:frame draw:style-name="gr19" draw:text-style-name="P11" draw:layer="layout" svg:width="1.463cm" svg:height="0.315cm" draw:transform="rotate (1.5707963267949) translate (0.486cm 2.852cm)">
          <draw:text-box>
            <text:p><text:span text:style-name="T6">Acceleration</text:span></text:p>
          </draw:text-box>
        </draw:frame>
        <draw:frame draw:style-name="gr20" draw:text-style-name="P9" draw:layer="layout" svg:width="1.446cm" svg:height="0.239cm" svg:x="1.905cm" svg:y="3.802cm">
          <draw:text-box>
            <text:p text:style-name="P1"><text:span text:style-name="T3">Tensor ope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.08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2:52:08.736073349</dc:date>
    <meta:editing-duration>PT3H3M11S</meta:editing-duration>
    <meta:editing-cycles>37</meta:editing-cycles>
    <meta:generator>LibreOffice/6.4.7.2$Linux_X86_64 LibreOffice_project/40$Build-2</meta:generator>
    <meta:document-statistic meta:object-count="73"/>
  </office:meta>
</office:document-meta>
</file>